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7cm" fo:break-before="page" table:align="margins"/>
    </style:style>
    <style:style style:name="Tabelle1.A" style:family="table-column">
      <style:table-column-properties style:column-width="4.851cm" style:rel-column-width="18699*"/>
    </style:style>
    <style:style style:name="Tabelle1.B" style:family="table-column">
      <style:table-column-properties style:column-width="12.15cm" style:rel-column-width="46836*"/>
    </style:style>
    <style:style style:name="Tabelle1.A1" style:family="table-cell">
      <style:table-cell-properties fo:padding="0.097cm" fo:border="none"/>
    </style:style>
    <style:style style:name="P1" style:family="paragraph" style:parent-style-name="Table_20_Contents">
      <style:text-properties officeooo:paragraph-rsid="0010c9f9"/>
    </style:style>
    <style:style style:name="T1" style:family="text">
      <style:text-properties officeooo:rsid="0010c9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table-cell table:style-name="Tabelle1.A1" office:value-type="string">
            <text:p text:style-name="Table_20_Contents">The black impact<text:line-break/>Der schwarze Stoß</text:p>
          </table:table-cell>
          <table:table-cell table:style-name="Tabelle1.A1" office:value-type="string">
            <text:p text:style-name="Table_20_Contents">Die kräftigste aller bekannter Waffen. Wurde <text:s/>im Krieg verwendet zur Vernichtung von Sternen und Planeten. </text:p>
            <text:p text:style-name="Table_20_Contents">Die Funktionsweise ähnelt der eines schwarzen Loches:</text:p>
            <text:p text:style-name="Table_20_Contents">Ein Strahl von Gravitonen wird repliziert, fokussiert und auf das Ziel gerichtet. Da dieser nur aus Gravitonen besteht, kann er Materie und Schutzschilde problemlos durchdringen und das Ziel mit seinem enormen Gravitationsfeld von innen zerreißen. Keine Sorge: Da synthetische Gravitonen instabil sind, zerfallen sie, bevor sie einen benachbarten Planeten erreichen können. Extrem dichte Gravitonenstrahlen sind nach mehreren interstellaren Waffensperrverträgen verboten, da sie zur Entstehung von schwarzen Löchern führen können.</text:p>
            <text:p text:style-name="Table_20_Contents">Da diese Waffe die Gravitonen replizieren muss, verschlingt sie eine enorme Menge an Energie.</text:p>
          </table:table-cell>
        </table:table-row>
        <table:table-row>
          <table:table-cell table:style-name="Tabelle1.A1" office:value-type="string">
            <text:p text:style-name="Table_20_Contents">Plasma gun<text:line-break/>Plasma Kanone</text:p>
          </table:table-cell>
          <table:table-cell table:style-name="Tabelle1.A1" office:value-type="string">
            <text:p text:style-name="Table_20_Contents">Eine starke Waffe, die </text:p>
          </table:table-cell>
        </table:table-row>
        <table:table-row>
          <table:table-cell table:style-name="Tabelle1.A1" office:value-type="string">
            <text:p text:style-name="Table_20_Contents">Ceramic armor</text:p>
            <text:p text:style-name="Table_20_Contents">Keramik Panzerung</text:p>
          </table:table-cell>
          <table:table-cell table:style-name="Tabelle1.A1" office:value-type="string">
            <text:p text:style-name="Table_20_Contents">Eine effektive Schutzmaßnahme gegen Schäden durch Hitzeeinwirkung, wie zum Beispiel durch plasmawaffen.</text:p>
            <text:p text:style-name="Table_20_Contents">Die Funktionsweise basiert auf der hohen Schmelztemperatur von Keramiken.</text:p>
            <text:p text:style-name="Table_20_Contents">Während Keramikkacheln bereits zu den Anfängen der Raumfahrt als Hitzeschild für Wiedereintritte in in die Atmosphäre verwendet wurden, hat sich nach der Erfindung von Plasmawaffen, ihr Einsatz auch beim Militär durchgesetzt und bewährt. Allerdings sind Keramiken zerbrechlich und können trotz des Kohlefaserverbundes die gesamte Integrität der Schiffe nur geringfügig erhöhen.</text:p>
            <text:p text:style-name="Table_20_Contents">Diese Panzerung verbraucht dank ihres einfachen Prinzips keine Energie.</text:p>
          </table:table-cell>
        </table:table-row>
        <table:table-row>
          <table:table-cell table:style-name="Tabelle1.A1" office:value-type="string">
            <text:p text:style-name="P1"><text:span text:style-name="T1">Zeropoint reactor<text:line-break/>Nullpunkt Reaktor</text:span></text:p>
          </table:table-cell>
          <table:table-cell table:style-name="Tabelle1.A1" office:value-type="string">
            <text:p text:style-name="P1"><text:span text:style-name="T1">Der Nullpunktreaktor ist neben dem Hyperraumantrieb <text:s/>eine der Erfindungen, die ihre Existenz der Entdeckung der Resonanzfrequenz der Raumes zu verdanken haben:</text:span></text:p>
            <text:p text:style-name="P1"><text:span text:style-name="T1">Im Reaktor selber herrscht ein Vakuum. Der Reaktor hat einen Durchmesser welches einem vielfachen der Resonanzwellenlänge des Raumes (Lichtgeschw/Resonanzfreq.) entspricht. In diesem Bereich, wird eine stehende Elektromagnetische Welle in der Resonanzfrequenz des Raumes erzwungen, die zu eines starken, diskusförmigen Verengung des Raumes führt. Diese Verengung hat ein starkes lokales Gravitationsfeld, welches virtuelle Teilchen, die aufgrund der Quantenfeldfluktuation im Reaktor entstehen voneinander trennen können, und so diese virtuellen Teilchen zu realen Teilchen aufsplittet, ähnlich der Hawkinsstrahlung von schwarzen Löchern.</text:span></text:p>
            <text:p text:style-name="P1"><text:span text:style-name="T1">Auf diese Weise sichert ein Nullpunktreaktor theoretisch beliebig viel Energie, seine Herstellung ist allerdings sehr auswändig.</text:span></text:p>
            <text:p text:style-name="P1"><text:span text:style-name="T1">Lange Zeit hielt man seine Erfindung aufgrund des Energieerhaltungsatzen für unmöglich, bis man festgestellt hatte, dass Quantenfeldfluktuation das bis heute einzige bekannte physikalische Prinzip ist, das nicht dem Energieerhaltungssatz unterworfen ist.</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meta:initial-creator>
    <meta:creation-date>2010-08-07T14:59:42</meta:creation-date>
    <dc:date>2010-12-02T23:48:32</dc:date>
    <dc:creator>robert </dc:creator>
    <meta:editing-duration>PT02H10M21S</meta:editing-duration>
    <meta:editing-cycles>10</meta:editing-cycles>
    <meta:generator>OpenOffice.org/3.2$Unix OpenOffice.org_project/320m19$Build-9505</meta:generator>
    <meta:document-statistic meta:table-count="1" meta:image-count="0" meta:object-count="0" meta:page-count="1" meta:paragraph-count="18" meta:word-count="353" meta:character-count="2732"/>
  </office:meta>
</office:document-meta>
</file>